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3228in"/>
    </style:style>
    <style:style style:name="co14" style:family="table-column">
      <style:table-column-properties fo:break-before="auto" style:column-width="1.4425in"/>
    </style:style>
    <style:style style:name="co15" style:family="table-column">
      <style:table-column-properties fo:break-before="auto" style:column-width="1.128in"/>
    </style:style>
    <style:style style:name="co16" style:family="table-column">
      <style:table-column-properties fo:break-before="auto" style:column-width="1.3902in"/>
    </style:style>
    <style:style style:name="co17" style:family="table-column">
      <style:table-column-properties fo:break-before="auto" style:column-width="1.3472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in">
              <dc:creator>LS</dc:creator>
              <dc:date>2018-12-01T00:00:00</dc:date>
              <text:p text:style-name="P1">CanvasPrepare-flow.js:2282:29-37: [class: Container]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5in">
              <dc:creator>LS</dc:creator>
              <dc:date>2018-12-01T00:00:00</dc:date>
              <text:p text:style-name="P1">CanvasPrepare-flow.js:2334:25-35: [class: BaseTexture]</text:p>
              <text:p text:style-name="P1">CanvasPrepare-flow.js:2365:25-35: [class: BaseTexture]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39in">
              <dc:creator>LS</dc:creator>
              <dc:date>2018-12-01T00:00:00</dc:date>
              <text:p text:style-name="P1">CanvasPrepare-flow.js:2389:1-14: [class: CanvasRenderer]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15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CanvasPrepare-flow.js:2374:56-62: [class: Texture]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1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2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5" draw:text-style-name="P1" svg:width="1.1413in" svg:height="1.0122in" svg:x="3.6961in" svg:y="0in" draw:caption-point-x="-0.2402in" draw:caption-point-y="0.1874in">
              <dc:creator>LS</dc:creator>
              <dc:date>2018-12-01T00:00:00</dc:date>
              <text:p text:style-name="P1">CanvasSpriteRenderer-flow.js:916:1-14: [class: CanvasRenderer]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6" draw:text-style-name="P1" svg:width="1.1413in" svg:height="12.6756in" svg:x="3.6961in" svg:y="0.0071in" draw:caption-point-x="-0.2402in" draw:caption-point-y="0.3634in">
              <dc:creator>LS</dc:creator>
              <dc:date>2018-12-01T00:00:00</dc:date>
              <text:p text:style-name="P1">CanvasSpriteRenderer-flow.js:758:7-32: Matrix</text:p>
              <text:p text:style-name="P1">CanvasSpriteRenderer-flow.js:758:36-47: Matrix</text:p>
              <text:p text:style-name="P1">CanvasSpriteRenderer-flow.js:758:40-45: [class: Matrix]</text:p>
              <text:p text:style-name="P1">CanvasSpriteRenderer-flow.js:790:13-14: Matrix</text:p>
              <text:p text:style-name="P1">CanvasSpriteRenderer-flow.js:827:25-50: Matrix</text:p>
              <text:p text:style-name="P1">CanvasSpriteRenderer-flow.js:828:17-47: Matrix</text:p>
              <text:p text:style-name="P1">CanvasSpriteRenderer-flow.js:828:22-47: Matrix</text:p>
              <text:p text:style-name="P1">CanvasSpriteRenderer-flow.js:829:49-50: Matrix</text:p>
              <text:p text:style-name="P1">CanvasSpriteRenderer-flow.js:842:21-22: Matrix</text:p>
              <text:p text:style-name="P1">CanvasSpriteRenderer-flow.js:843:21-22: Matrix</text:p>
              <text:p text:style-name="P1">CanvasSpriteRenderer-flow.js:844:21-22: Matrix</text:p>
              <text:p text:style-name="P1">CanvasSpriteRenderer-flow.js:845:21-22: Matrix</text:p>
              <text:p text:style-name="P1">CanvasSpriteRenderer-flow.js:846:22-23: Matrix</text:p>
              <text:p text:style-name="P1">CanvasSpriteRenderer-flow.js:847:22-23: Matrix</text:p>
              <text:p text:style-name="P1">CanvasSpriteRenderer-flow.js:856:21-22: Matrix</text:p>
              <text:p text:style-name="P1">CanvasSpriteRenderer-flow.js:857:21-22: Matrix</text:p>
              <text:p text:style-name="P1">CanvasSpriteRenderer-flow.js:858:21-22: Matrix</text:p>
              <text:p text:style-name="P1">CanvasSpriteRenderer-flow.js:859:21-22: Matrix</text:p>
              <text:p text:style-name="P1">CanvasSpriteRenderer-flow.js:860:21-22: Matrix</text:p>
              <text:p text:style-name="P1">CanvasSpriteRenderer-flow.js:861:21-22: Matrix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3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3" table:default-cell-style-name="ce2"/>
        <table:table-column table:style-name="co2" table:number-columns-repeated="2" table:default-cell-style-name="ce9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154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3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201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201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25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25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287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63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3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26" draw:text-style-name="P1" svg:width="1.1413in" svg:height="3.3449in" svg:x="3.3319in" svg:y="0.639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146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Ellipse</text:p>
          </table:table-cell>
          <table:table-cell/>
          <table:table-cell office:value-type="float" office:value="4">
            <office:annotation draw:style-name="gr26" draw:text-style-name="P1" svg:width="1.1413in" svg:height="3.3449in" svg:x="3.3319in" svg:y="0.9906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7" draw:text-style-name="P1" svg:width="1.1413in" svg:height="10.3429in" svg:x="3.3319in" svg:y="1.1661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3417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8" draw:text-style-name="P1" svg:width="1.1413in" svg:height="5.211in" svg:x="3.3319in" svg:y="1.6937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3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3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3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4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in" draw:caption-point-x="-0.2402in" draw:caption-point-y="0.1646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9" draw:text-style-name="P1" svg:width="1.1413in" svg:height="1.9453in" svg:x="3.4512in" svg:y="0in" draw:caption-point-x="-0.2402in" draw:caption-point-y="0.3252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9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MaskManag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0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1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16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2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3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4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2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5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6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7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8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39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40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9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1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19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12/01/2018</text:date>, <text:time>16:1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01T16:15:05</dc:date>
    <dc:creator>Leonardo Silva</dc:creator>
    <meta:editing-duration>P2DT12H50M56S</meta:editing-duration>
    <meta:editing-cycles>197</meta:editing-cycles>
    <meta:generator>OpenOffice/4.1.5$Unix OpenOffice.org_project/415m1$Build-9789</meta:generator>
    <meta:document-statistic meta:table-count="56" meta:cell-count="787" meta:object-count="0"/>
  </office:meta>
</office:document-meta>
</file>